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Accessor.TermVectorAc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rmVectorMapperDecorator.isIgnoringOff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MapperDecorator.map( String term , int frequency , TermVectorOffsetInfo [ ] offsets , int [ ]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Accessor.accept( IndexReader indexReader , int documentNumber , String fieldName , TermVectorMapper map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VectorMapperDecorator.isIgnoringPos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MapperDecorator.setDocumentNumber( int document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Accessor.build( IndexReader indexReader , String field , TermVectorMapper mapper , int documentNumb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TermVectorMapperDecorator.setExpectations( String field , int numTerms , boolean storeOffsets , boolean store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